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KaitiM GB" svg:font-family="AR PL KaitiM GB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P3" style:parent-style-name="Textbody" style:family="paragraph">
      <style:text-properties fo:font-weight="bold" style:font-weight-asian="bold" style:font-weight-complex="bold"/>
    </style:style>
    <style:style style:name="P4" style:parent-style-name="Textbody" style:family="paragraph">
      <style:text-properties fo:font-weight="bold" style:font-weight-asian="bold" style:font-weight-complex="bold"/>
    </style:style>
    <style:style style:name="P5" style:parent-style-name="Textbody" style:family="paragraph">
      <style:text-properties fo:font-weight="bold" style:font-weight-asian="bold" style:font-weight-complex="bold"/>
    </style:style>
    <style:style style:name="P6" style:parent-style-name="Textbody" style:family="paragraph">
      <style:text-properties fo:font-weight="bold" style:font-weight-asian="bold" style:font-weight-complex="bold"/>
    </style:style>
    <style:style style:name="P7" style:parent-style-name="Textbody" style:family="paragraph">
      <style:text-properties fo:font-weight="bold" style:font-weight-asian="bold" style:font-weight-complex="bold"/>
    </style:style>
    <style:style style:name="P8" style:parent-style-name="Textbody" style:family="paragraph">
      <style:text-properties fo:font-weight="bold" style:font-weight-asian="bold" style:font-weight-complex="bold"/>
    </style:style>
    <style:style style:name="P9" style:parent-style-name="Textbody" style:family="paragraph">
      <style:text-properties fo:font-weight="bold" style:font-weight-asian="bold" style:font-weight-complex="bold"/>
    </style:style>
    <style:style style:name="P10" style:parent-style-name="Textbody" style:family="paragraph">
      <style:text-properties fo:font-weight="bold" style:font-weight-asian="bold" style:font-weight-complex="bold"/>
    </style:style>
    <style:style style:name="P11" style:parent-style-name="Textbody" style:family="paragraph">
      <style:text-properties fo:font-weight="bold" style:font-weight-asian="bold" style:font-weight-complex="bold"/>
    </style:style>
    <style:style style:name="P12" style:parent-style-name="Textbody" style:family="paragraph">
      <style:text-properties fo:font-weight="bold" style:font-weight-asian="bold" style:font-weight-complex="bold"/>
    </style:style>
    <style:style style:name="P13" style:parent-style-name="Textbody" style:family="paragraph">
      <style:text-properties fo:font-weight="bold" style:font-weight-asian="bold" style:font-weight-complex="bold"/>
    </style:style>
    <style:style style:name="P14" style:parent-style-name="Textbody" style:family="paragraph">
      <style:paragraph-properties fo:margin-left="0.4923in">
        <style:tab-stops/>
      </style:paragraph-properties>
    </style:style>
    <style:style style:name="P15" style:parent-style-name="Textbody" style:family="paragraph">
      <style:text-properties fo:font-weight="bold" style:font-weight-asian="bold" fo:font-size="14pt" style:font-size-asian="14pt" style:font-size-complex="14pt"/>
    </style:style>
    <style:style style:name="P16" style:parent-style-name="Textbody" style:family="paragraph">
      <style:text-properties fo:font-weight="bold" style:font-weight-asian="bold"/>
    </style:style>
    <style:style style:name="P17" style:parent-style-name="Textbody" style:family="paragraph">
      <style:text-properties fo:font-weight="bold" style:font-weight-asian="bold"/>
    </style:style>
    <style:style style:name="T18" style:parent-style-name="Fuentedepárrafopredeter." style:family="text">
      <style:text-properties fo:font-weight="bold" style:font-weight-asian="bold"/>
    </style:style>
    <style:style style:name="T19" style:parent-style-name="Fuentedepárrafopredeter." style:family="text">
      <style:text-properties fo:font-weight="bold" style:font-weight-asian="bold"/>
    </style:style>
  </office:automatic-styles>
  <office:body>
    <office:text text:use-soft-page-breaks="true">
      <text:h text:style-name="P1" text:outline-level="1">Requerimientos funcionales</text:h>
      <text:p text:style-name="P3"/>
      <text:p text:style-name="P4">Contratos</text:p>
      <text:p text:style-name="Textbody">Registrar contrato</text:p>
      <text:p text:style-name="Textbody">Buscar contrato (Por número, prenda, etc.)</text:p>
      <text:p text:style-name="Textbody">Finiquitar contrato</text:p>
      <text:p text:style-name="Textbody">Refrendar contrato</text:p>
      <text:p text:style-name="Textbody">Cancelar contrato<text:s/></text:p>
      <text:p text:style-name="Textbody">Reactivar contrato</text:p>
      <text:p text:style-name="P5">Clientes</text:p>
      <text:p text:style-name="Textbody">Registrar cliente</text:p>
      <text:p text:style-name="Textbody">Buscar cliente</text:p>
      <text:p text:style-name="Textbody">Modificar<text:s/>cliente</text:p>
      <text:p text:style-name="Textbody">Enviar a lista negra</text:p>
      <text:p text:style-name="Textbody">Sacar de lista negra</text:p>
      <text:p text:style-name="P6">Prenda</text:p>
      <text:p text:style-name="Textbody">Registrar prenda</text:p>
      <text:p text:style-name="Textbody">Buscar prenda</text:p>
      <text:p text:style-name="Textbody">Convertir prenda a artículo</text:p>
      <text:p text:style-name="P7">Artículo</text:p>
      <text:p text:style-name="Textbody">Dar de baja artículo</text:p>
      <text:p text:style-name="Textbody">Buscar artículo</text:p>
      <text:p text:style-name="Textbody">Modificar artículo</text:p>
      <text:p text:style-name="P8">Ventas</text:p>
      <text:p text:style-name="Textbody">Registrar venta</text:p>
      <text:p text:style-name="Textbody">Buscar venta</text:p>
      <text:p text:style-name="P9">Apartado</text:p>
      <text:p text:style-name="Textbody">Registrar apartado</text:p>
      <text:p text:style-name="Textbody">Buscar apartado</text:p>
      <text:soft-page-break/>
      <text:p text:style-name="Textbody">Finquitar<text:s/>apartado</text:p>
      <text:p text:style-name="Textbody">Caducar apartado</text:p>
      <text:p text:style-name="P10">Categorías</text:p>
      <text:p text:style-name="Textbody">Registrar categoría</text:p>
      <text:p text:style-name="P11">Reportes</text:p>
      <text:p text:style-name="Textbody">Generar reporte de contratos de empeños</text:p>
      <text:p text:style-name="Textbody">Generar reportes de comercialización</text:p>
      <text:p text:style-name="Textbody">Generar reportes de ventas (incluye apartados)</text:p>
      <text:p text:style-name="P12">Usuarios</text:p>
      <text:p text:style-name="Textbody">Registrar usuarios</text:p>
      <text:p text:style-name="Textbody">Buscar usuario</text:p>
      <text:p text:style-name="Textbody">Modificar usuarios</text:p>
      <text:p text:style-name="Textbody">Dar de baja</text:p>
      <text:p text:style-name="P13">Administración</text:p>
      <text:p text:style-name="P14">Modificar parámetros de sucursal</text:p>
      <text:p text:style-name="Textbody">Registrar aumento de fondos</text:p>
      <text:p text:style-name="Textbody">Registrar gasto adicional</text:p>
      <text:p text:style-name="Textbody"/>
      <text:p text:style-name="P15">Requerimientos no funcionales.</text:p>
      <text:p text:style-name="P16">Usabilidad</text:p>
      <text:p text:style-name="Textbody">Un usuario no capacitado podrá generar un contrato nuevo en un promedio de 3 minutos y un maximo de 5 minutos, el<text:s/>95% del tiempo.</text:p>
      <text:p text:style-name="P17">Integridad</text:p>
      <text:p text:style-name="Textbody">El Sistema se debe proteger contra adición, eliminación o modificación no autorizada de datos.</text:p>
      <text:p text:style-name="Textbody"><text:span text:style-name="T18">Desempeño</text:span></text:p>
      <text:p text:style-name="Textbody">La autorización del contrato no tardará más de 2.0 segundos.</text:p>
      <text:p text:style-name="Textbody"><text:span text:style-name="T19">Seguridad</text:span></text:p>
      <text:p text:style-name="Textbody">Solo los usuarios que tengan los<text:s/>privilegios de acceso de Administrador podrá ver los historiales de transacciones de los client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KaitiM GB" svg:font-family="AR PL KaitiM GB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KaitiM GB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Juan Carlos Domínguez Domínguez – Yeriel Armando Zamora Ortiz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uan Dominguez</meta:initial-creator>
    <dc:creator>DOMINGUEZ DOMINGUEZ JUAN CARLOS</dc:creator>
    <meta:creation-date>2019-02-19T18:04:00Z</meta:creation-date>
    <dc:date>2019-02-22T23:46:00Z</dc:date>
    <meta:print-date>2019-02-22T00:45:00Z</meta:print-date>
    <meta:template xlink:href="Normal" xlink:type="simple"/>
    <meta:editing-cycles>24</meta:editing-cycles>
    <meta:editing-duration>PT2640S</meta:editing-duration>
    <meta:document-statistic meta:page-count="2" meta:paragraph-count="2" meta:word-count="208" meta:character-count="1356" meta:row-count="9" meta:non-whitespace-character-count="1150"/>
  </office:meta>
</office:document-meta>
</file>